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75be0" officeooo:paragraph-rsid="00075be0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75be0" officeooo:paragraph-rsid="00075be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bold" officeooo:rsid="00075be0" officeooo:paragraph-rsid="00075be0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ddddc" officeooo:paragraph-rsid="000ddddc" style:font-weight-asian="normal" style:font-weight-complex="normal"/>
    </style:style>
    <style:style style:name="P5" style:family="paragraph" style:parent-style-name="Standard">
      <style:text-properties fo:font-size="16pt" fo:font-weight="bold" officeooo:rsid="00075be0" officeooo:paragraph-rsid="00075be0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officeooo:rsid="000cc576" officeooo:paragraph-rsid="000ddddc" style:font-size-asian="16pt" style:font-size-complex="16pt"/>
    </style:style>
    <style:style style:name="P7" style:family="paragraph" style:parent-style-name="Standard">
      <style:text-properties fo:font-size="16pt" officeooo:rsid="000cc576" officeooo:paragraph-rsid="000cc576" style:font-size-asian="16pt" style:font-size-complex="16pt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rsid="00211613" officeooo:paragraph-rsid="00211613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style:text-underline-style="none" fo:font-weight="bold" officeooo:rsid="00075be0" officeooo:paragraph-rsid="00075be0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style:text-underline-style="none" fo:font-weight="bold" officeooo:rsid="00096df0" officeooo:paragraph-rsid="00096df0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style:text-underline-style="none" fo:font-weight="bold" officeooo:rsid="001914fb" officeooo:paragraph-rsid="001914fb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style:text-underline-style="none" fo:font-weight="bold" officeooo:rsid="000b0cfb" officeooo:paragraph-rsid="000b0cfb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style:text-underline-style="none" fo:font-weight="bold" officeooo:rsid="000c44f0" officeooo:paragraph-rsid="000c44f0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style:text-underline-style="none" fo:font-weight="normal" officeooo:rsid="00075be0" officeooo:paragraph-rsid="00075be0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style:text-underline-style="none" fo:font-weight="normal" officeooo:rsid="00085d14" officeooo:paragraph-rsid="00075be0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style:text-underline-style="none" fo:font-weight="normal" officeooo:rsid="00096df0" officeooo:paragraph-rsid="00075be0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16pt" style:text-underline-style="none" fo:font-weight="normal" officeooo:rsid="0018f6cf" officeooo:paragraph-rsid="0018f6cf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16pt" style:text-underline-style="none" fo:font-weight="normal" officeooo:rsid="001914fb" officeooo:paragraph-rsid="001914fb" style:font-size-asian="16pt" style:font-weight-asian="normal" style:font-size-complex="16pt" style:font-weight-complex="normal"/>
    </style:style>
    <style:style style:name="P19" style:family="paragraph" style:parent-style-name="Standard">
      <style:text-properties fo:font-size="16pt" style:text-underline-style="none" fo:font-weight="normal" officeooo:rsid="000ddddc" officeooo:paragraph-rsid="000ddddc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style:text-underline-style="none" fo:font-weight="normal" officeooo:rsid="000f74c5" officeooo:paragraph-rsid="000f74c5" style:font-size-asian="16pt" style:font-weight-asian="normal" style:font-size-complex="16pt" style:font-weight-complex="normal"/>
    </style:style>
    <style:style style:name="P21" style:family="paragraph" style:parent-style-name="Standard">
      <style:text-properties fo:font-size="16pt" style:text-underline-style="none" fo:font-weight="normal" officeooo:rsid="000f74c5" officeooo:paragraph-rsid="0015ad49" style:font-size-asian="16pt" style:font-weight-asian="normal" style:font-size-complex="16pt" style:font-weight-complex="normal"/>
    </style:style>
    <style:style style:name="P22" style:family="paragraph" style:parent-style-name="Standard">
      <style:text-properties fo:font-size="16pt" style:text-underline-style="none" fo:font-weight="normal" officeooo:rsid="0013ff43" officeooo:paragraph-rsid="0013ff43" style:font-size-asian="16pt" style:font-weight-asian="normal" style:font-size-complex="16pt" style:font-weight-complex="normal"/>
    </style:style>
    <style:style style:name="P23" style:family="paragraph" style:parent-style-name="Standard">
      <style:text-properties fo:font-size="16pt" style:text-underline-style="none" fo:font-weight="normal" officeooo:rsid="000b0cfb" officeooo:paragraph-rsid="000c44f0" style:font-size-asian="16pt" style:font-weight-asian="normal" style:font-size-complex="16pt" style:font-weight-complex="normal"/>
    </style:style>
    <style:style style:name="P24" style:family="paragraph" style:parent-style-name="Standard">
      <style:text-properties fo:font-size="16pt" style:text-underline-style="none" fo:font-weight="normal" officeooo:rsid="000c44f0" officeooo:paragraph-rsid="000c44f0" style:font-size-asian="16pt" style:font-weight-asian="normal" style:font-size-complex="16pt" style:font-weight-complex="normal"/>
    </style:style>
    <style:style style:name="P25" style:family="paragraph" style:parent-style-name="Standard">
      <style:text-properties fo:font-size="16pt" officeooo:rsid="000c44f0" officeooo:paragraph-rsid="000c44f0" style:font-size-asian="16pt" style:font-size-complex="16pt"/>
    </style:style>
    <style:style style:name="P26" style:family="paragraph" style:parent-style-name="Standard">
      <style:text-properties fo:font-size="16pt" fo:font-weight="bold" officeooo:rsid="000cc576" officeooo:paragraph-rsid="000cc576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6pt" fo:font-weight="bold" officeooo:rsid="000cc576" officeooo:paragraph-rsid="000ddddc" style:font-size-asian="16pt" style:font-weight-asian="bold" style:font-size-complex="16pt" style:font-weight-complex="bold"/>
    </style:style>
    <style:style style:name="P28" style:family="paragraph" style:parent-style-name="Standard">
      <style:text-properties fo:font-size="16pt" fo:font-weight="normal" officeooo:rsid="000ddddc" officeooo:paragraph-rsid="000ddddc" style:font-size-asian="16pt" style:font-weight-asian="normal" style:font-size-complex="16pt" style:font-weight-complex="normal"/>
    </style:style>
    <style:style style:name="P29" style:family="paragraph" style:parent-style-name="Standard">
      <style:text-properties fo:font-size="16pt" style:text-underline-style="solid" style:text-underline-width="auto" style:text-underline-color="font-color" fo:font-weight="normal" officeooo:rsid="000ddddc" officeooo:paragraph-rsid="000ddddc" style:font-size-asian="16pt" style:font-weight-asian="normal" style:font-size-complex="16pt" style:font-weight-complex="normal"/>
    </style:style>
    <style:style style:name="P30" style:family="paragraph" style:parent-style-name="Standard">
      <style:text-properties style:text-line-through-style="none" style:text-line-through-type="none" fo:font-size="16pt" style:text-underline-style="none" fo:font-weight="normal" officeooo:rsid="00075be0" officeooo:paragraph-rsid="00075be0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5d14" style:font-weight-asian="normal" style:font-weight-complex="normal"/>
    </style:style>
    <style:style style:name="T3" style:family="text">
      <style:text-properties fo:font-weight="normal" officeooo:rsid="00096df0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2139a0"/>
    </style:style>
    <style:style style:name="T7" style:family="text">
      <style:text-properties officeooo:rsid="00096df0"/>
    </style:style>
    <style:style style:name="T8" style:family="text">
      <style:text-properties officeooo:rsid="000c22b0"/>
    </style:style>
    <style:style style:name="T9" style:family="text">
      <style:text-properties officeooo:rsid="000c44f0"/>
    </style:style>
    <style:style style:name="T10" style:family="text">
      <style:text-properties officeooo:rsid="000ddddc"/>
    </style:style>
    <style:style style:name="T11" style:family="text">
      <style:text-properties officeooo:rsid="00102a02"/>
    </style:style>
    <style:style style:name="T12" style:family="text">
      <style:text-properties officeooo:rsid="001175a5"/>
    </style:style>
    <style:style style:name="T13" style:family="text">
      <style:text-properties officeooo:rsid="002139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: Olaide Qudus</text:p>
      <text:p text:style-name="P5"/>
      <text:p text:style-name="P5">Matric Number: 222501</text:p>
      <text:p text:style-name="P5"/>
      <text:p text:style-name="P5">Department: Computer Science</text:p>
      <text:p text:style-name="P5"/>
      <text:p text:style-name="P5">Course: CSC 235</text:p>
      <text:p text:style-name="P1"/>
      <text:p text:style-name="P2">ASSIGNMENT 1 SUBMISSION</text:p>
      <text:p text:style-name="P3"/>
      <text:p text:style-name="P9">1.<text:span text:style-name="T1"> </text:span><text:span text:style-name="T4">Brief Explanation On Unix Operating System Especially Linux Flavor</text:span><text:span text:style-name="T5">:</text:span></text:p>
      <text:p text:style-name="P14"><text:tab/>Unix was an operating system in the 60s and 70s which was used for research works, overtime UNIX became standard and for an OS to be considered “Unix” , it must be Unix standard compliant which include the P.O.S.I.X(Portable Operating System Interface) and ISO/IEC 9945 standard.</text:p>
      <text:p text:style-name="P14"/>
      <text:p text:style-name="P9"><text:span text:style-name="T1"><text:tab/></text:span><text:span text:style-name="T2">Now talking about the Linux flavor:</text:span></text:p>
      <text:p text:style-name="P30">- <text:span text:style-name="T7">It’s a UNIX-like OS whose performance depends on the Linux Kernel</text:span></text:p>
      <text:p text:style-name="P15">- It is defined by the kernel</text:p>
      <text:p text:style-name="P9"><text:span text:style-name="T2">- Translates instructions </text:span><text:span text:style-name="T3">from applications to low-level information to be read by hardware.</text:span></text:p>
      <text:p text:style-name="P16">- The kernel is commonly common to all distributions of Linux</text:p>
      <text:p text:style-name="P16">- We can create our own “Distro”{Like Ubuntu and Fedora} by using the Linux kernel.</text:p>
      <text:p text:style-name="P16"/>
      <text:p text:style-name="P10">2. <text:span text:style-name="T4">Software Functional Requirement</text:span></text:p>
      <text:p text:style-name="P17">it’s described as a specification of behavior between inputs and outputs</text:p>
      <text:p text:style-name="P18">they are products characteristics or functions that developers implement to enable users to meet/accomplish their tasks.</text:p>
      <text:p text:style-name="P18">Examples include: Authentication, Authorization stages, Tracking of audits, Historical data and information.</text:p>
      <text:p text:style-name="P11"/>
      <text:p text:style-name="P12">3.Why Unix is often prefer at some points</text:p>
      <text:p text:style-name="P19">- it’s secured and safe no need for antivirus</text:p>
      <text:p text:style-name="P20">- It improves one’s programming workflow</text:p>
      <text:p text:style-name="P21"><text:soft-page-break/>- u can install soft wares without needing to visit the internet browser anymore e.g</text:p>
      <text:p text:style-name="P21">sudo apt-get install vlc</text:p>
      <text:p text:style-name="P20">- No rebooting necessarily required in order to make update to the linux</text:p>
      <text:p text:style-name="P20">- <text:span text:style-name="T11">it usually comes with preinstalled powerful programming tools like <text:s/>GREP, wget, &gt;_CRON etc</text:span></text:p>
      <text:p text:style-name="P20">- <text:span text:style-name="T12">Task automation</text:span></text:p>
      <text:p text:style-name="P20">- <text:span text:style-name="T12">Linux can work virtually on all computers and also environment friendly</text:span></text:p>
      <text:p text:style-name="P20">- <text:span text:style-name="T12">Linux provides useful error messages etc </text:span></text:p>
      <text:p text:style-name="P20"><text:s/></text:p>
      <text:p text:style-name="P12">4. <text:span text:style-name="T4">Why is </text:span><text:span text:style-name="T6">U</text:span><text:span text:style-name="T4">nix referred to as Scientist OS?</text:span></text:p>
      <text:p text:style-name="P22">It’s referred to as scientist Os because it is totally free and available for all, no proprietary request <text:span text:style-name="T13">i</text:span>.e a restriction which involves payment</text:p>
      <text:p text:style-name="P12"/>
      <text:p text:style-name="P12">5. <text:span text:style-name="T4">What type of programming language is C?</text:span></text:p>
      <text:p text:style-name="P23"><text:s/><text:tab/>C is a middle level programming language <text:span text:style-name="T8">that’s originated in 1972, <text:s/>it’s very efficient , works with machine architect , uses low memory and fast.</text:span></text:p>
      <text:p text:style-name="P23"/>
      <text:p text:style-name="P13">6. <text:span text:style-name="T4">Write a detailed structure for a complete c programming</text:span></text:p>
      <text:p text:style-name="P13"/>
      <text:p text:style-name="P24">Header – e.g #include&lt;stdio.h&gt;, #include&lt;string.h&gt;</text:p>
      <text:p text:style-name="P24">calling function – e.g void findmax(3,4);</text:p>
      <text:p text:style-name="P23"><text:span text:style-name="T9">main – int main(){</text:span> </text:p>
      <text:p text:style-name="P25">variable declaration – e.g int a = 10; char name<text:span text:style-name="T10">[25]</text:span> = “Ade”;</text:p>
      <text:p text:style-name="P25">Body – printf(“%f”,number);</text:p>
      <text:p text:style-name="P25">return – return o;} </text:p>
      <text:p text:style-name="P25"/>
      <text:p text:style-name="P26">7. <text:span text:style-name="T4">How to create a c programming file on the OS?</text:span></text:p>
      <text:p text:style-name="P27">On linux(ubuntu):</text:p>
      <text:p text:style-name="P28">nano filename.c</text:p>
      <text:p text:style-name="P28">then the c codes are written and saved</text:p>
      <text:p text:style-name="P19">to output the code:</text:p>
      <text:p text:style-name="P19">gcc filename.c -o filename</text:p>
      <text:p text:style-name="P19">./filename</text:p>
      <text:p text:style-name="P29"/>
      <text:p text:style-name="P4"/>
      <text:p text:style-name="P6"><text:s/></text:p>
      <text:p text:style-name="P8"><text:soft-page-break/>git hub link</text:p>
      <text:p text:style-name="P8"/>
      <text:p text:style-name="P7">https://github.com/The-Most23/1st-csc235-assignment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08:16:13.469528909</meta:creation-date>
    <meta:generator>LibreOffice/7.3.5.2$Linux_X86_64 LibreOffice_project/30$Build-2</meta:generator>
    <dc:date>2022-11-05T22:57:36.036605295</dc:date>
    <meta:editing-duration>PT57M38S</meta:editing-duration>
    <meta:editing-cycles>14</meta:editing-cycles>
    <meta:document-statistic meta:table-count="0" meta:image-count="0" meta:object-count="0" meta:page-count="3" meta:paragraph-count="49" meta:word-count="409" meta:character-count="2586" meta:non-whitespace-character-count="2207"/>
  </office:meta>
</office:document-meta>
</file>